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0000000C71D6F5D46107E41B5.jpg" manifest:media-type="image/jpeg"/>
  <manifest:file-entry manifest:full-path="Pictures/100002000000002800000010026F97EBE37C0EF8.gif" manifest:media-type="image/gif"/>
  <manifest:file-entry manifest:full-path="Pictures/10000200000001AC00000021E359C34179FA9516.gif" manifest:media-type="image/gif"/>
  <manifest:file-entry manifest:full-path="Pictures/100002000000001000000011B0E3B3AA9C659DC2.gif" manifest:media-type="image/gif"/>
  <manifest:file-entry manifest:full-path="Pictures/10000200000000500000001EA3362D4E5E503EDA.gif" manifest:media-type="image/gif"/>
  <manifest:file-entry manifest:full-path="Pictures/10000200000000980000001335B636E99A0A8AA2.gif" manifest:media-type="image/gif"/>
  <manifest:file-entry manifest:full-path="Pictures/100002000000004000000013370A3B239B7FF758.gif" manifest:media-type="image/gif"/>
  <manifest:file-entry manifest:full-path="Pictures/100002000000008800000013233EB940E1404003.gif" manifest:media-type="image/gif"/>
  <manifest:file-entry manifest:full-path="Pictures/1000020000000008000000085E6FB46708D9A348.gif" manifest:media-type="image/gif"/>
  <manifest:file-entry manifest:full-path="Pictures/10000200000000780000001C438FD6ED68E16166.gif" manifest:media-type="image/gif"/>
  <manifest:file-entry manifest:full-path="Pictures/1000020000000038000000131EA378FC808B65CF.gif" manifest:media-type="image/gif"/>
  <manifest:file-entry manifest:full-path="Pictures/10000200000000080000000BB688169764463EC3.gif" manifest:media-type="image/gif"/>
  <manifest:file-entry manifest:full-path="Pictures/10000200000000280000000B5880D9F4D3248EF4.gif" manifest:media-type="image/gif"/>
  <manifest:file-entry manifest:full-path="Pictures/10000200000000700000001510996FC5A7BB2C5B.gif" manifest:media-type="image/gif"/>
  <manifest:file-entry manifest:full-path="Pictures/1000020000000050000000139AACED8C06FCEA11.gif" manifest:media-type="image/gif"/>
  <manifest:file-entry manifest:full-path="Pictures/100002000000005000000013D0651DC173502DF7.gif" manifest:media-type="image/gif"/>
  <manifest:file-entry manifest:full-path="Pictures/10000200000000580000001336CA6D531747A06E.gif" manifest:media-type="image/gif"/>
  <manifest:file-entry manifest:full-path="Pictures/100002000000005000000020A4CBDCB4CD0C0FE5.gif" manifest:media-type="image/gif"/>
  <manifest:file-entry manifest:full-path="Pictures/10000200000000200000000DAFBE20EC040BCEB9.gif" manifest:media-type="image/gif"/>
  <manifest:file-entry manifest:full-path="Pictures/100002000000001000000008CD99C9CCAAF9D4AB.gif" manifest:media-type="image/gif"/>
  <manifest:file-entry manifest:full-path="Pictures/10000200000000280000000C3F3881BCC2B216AF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Helvetica" svg:font-family="Helvetica, arial, sans-serif"/>
    <style:font-face style:name="Times New Roman1" svg:font-family="'Times New Roman'"/>
    <style:font-face style:name="sans-serif" svg:font-family="sans-serif"/>
    <style:font-face style:name="Arial1" svg:font-family="Arial" style:font-family-generic="swiss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436cm" fo:margin-left="0cm" fo:margin-top="0cm" fo:margin-bottom="0cm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93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8.441cm" fo:margin-left="-0.57cm" fo:margin-top="0cm" fo:margin-bottom="0cm" table:align="left" style:writing-mode="lr-tb"/>
    </style:style>
    <style:style style:name="Таблица3.A" style:family="table-column">
      <style:table-column-properties style:column-width="4.313cm"/>
    </style:style>
    <style:style style:name="Таблица3.B" style:family="table-column">
      <style:table-column-properties style:column-width="3.228cm"/>
    </style:style>
    <style:style style:name="Таблица3.D" style:family="table-column">
      <style:table-column-properties style:column-width="3.889cm"/>
    </style:style>
    <style:style style:name="Таблица3.E" style:family="table-column">
      <style:table-column-properties style:column-width="3.78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style="italic" style:font-size-asian="12pt" style:font-style-asian="italic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1ab0" officeooo:paragraph-rsid="0014fa6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fa6e" officeooo:paragraph-rsid="0014fa6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3a1c" officeooo:paragraph-rsid="00163a1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96d8a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font-size="16pt" fo:font-style="italic" style:font-size-asian="16pt" style:font-style-asian="italic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2b579" officeooo:paragraph-rsid="0012b579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4fa6e" officeooo:paragraph-rsid="0014fa6e" style:font-size-asian="15.75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language="ru" fo:country="RU" fo:font-weight="bold" officeooo:rsid="00163a1c" officeooo:paragraph-rsid="00163a1c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8pt" fo:language="ru" fo:country="RU" fo:font-weight="bold" officeooo:rsid="00163a1c" officeooo:paragraph-rsid="00163a1c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officeooo:rsid="001aa087" officeooo:paragraph-rsid="001aa087" fo:background-color="#fffff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paragraph-rsid="0018e330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officeooo:rsid="00196d8a" officeooo:paragraph-rsid="00196d8a" fo:background-color="#ffffff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0cm" fo:margin-right="-0.004cm" fo:text-align="center" style:justify-single-word="false" fo:text-indent="0cm" style:auto-text-indent="false"/>
    </style:style>
    <style:style style:name="P2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25cm" fo:margin-right="0cm" fo:text-indent="0cm" style:auto-text-indent="false"/>
    </style:style>
    <style:style style:name="P23" style:family="paragraph" style:parent-style-name="Standard">
      <style:paragraph-properties fo:margin-left="0.25cm" fo:margin-right="0cm" fo:text-indent="0cm" style:auto-text-indent="false"/>
      <style:text-properties officeooo:rsid="00104a84" officeooo:paragraph-rsid="00104a84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0115d9d" officeooo:paragraph-rsid="00115d9d"/>
    </style:style>
    <style:style style:name="P28" style:family="paragraph" style:parent-style-name="Standard" style:master-page-name="Standard">
      <style:paragraph-properties style:page-number="auto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63a1c" officeooo:paragraph-rsid="00163a1c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3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background-color="#ffffff" style:font-size-asian="12pt" style:font-size-complex="12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3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1pt" fo:letter-spacing="normal" fo:language="en" fo:country="US" fo:font-style="normal" fo:font-weight="normal" officeooo:rsid="00196d8a" officeooo:paragraph-rsid="00196d8a" style:font-size-asian="9.60000038146973pt" style:font-size-complex="11pt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2pt" officeooo:paragraph-rsid="001900be" style:font-size-asian="12pt" style:font-size-complex="12pt"/>
    </style:style>
    <style:style style:name="P3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0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Times New Roman" fo:font-size="12pt" fo:letter-spacing="normal" officeooo:paragraph-rsid="001900be" style:font-size-asian="12pt" style:font-size-complex="12pt"/>
    </style:style>
    <style:style style:name="P4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4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4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fo:color="#000000" fo:background-color="#ffffff"/>
    </style:style>
    <style:style style:name="P45" style:family="paragraph" style:parent-style-name="Обычный1">
      <style:paragraph-properties fo:text-align="center" style:justify-single-word="false"/>
      <style:text-properties fo:color="#000000" officeooo:rsid="00104a84" officeooo:paragraph-rsid="00104a84" fo:background-color="#ffffff"/>
    </style:style>
    <style:style style:name="P46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7" style:family="paragraph" style:parent-style-name="Обычный1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</style:style>
    <style:style style:name="P48" style:family="paragraph" style:parent-style-name="Header">
      <style:paragraph-properties fo:text-align="end" style:justify-single-word="false"/>
    </style:style>
    <style:style style:name="P49" style:family="paragraph" style:parent-style-name="List_20_Contents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List_20_Contents">
      <style:paragraph-properties fo:margin-left="2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51" style:family="paragraph">
      <loext:graphic-properties draw:fill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fo:background-color="#ffff00"/>
    </style:style>
    <style:style style:name="T3" style:family="text">
      <style:text-properties fo:font-size="12pt" fo:font-weight="bold" officeooo:rsid="00104a84" style:font-size-asian="12pt" style:font-weight-asian="bold" style:font-size-complex="12pt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15d9d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officeooo:rsid="00104a84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fo:background-color="#ffff00"/>
    </style:style>
    <style:style style:name="T13" style:family="text">
      <style:text-properties fo:font-size="14pt" officeooo:rsid="00115d9d" style:font-size-asian="14pt" style:font-size-complex="14pt"/>
    </style:style>
    <style:style style:name="T14" style:family="text">
      <style:text-properties fo:font-size="14pt" fo:letter-spacing="0.176cm" style:font-size-asian="14pt" style:font-size-complex="14pt"/>
    </style:style>
    <style:style style:name="T15" style:family="text">
      <style:text-properties fo:font-size="14pt" fo:font-weight="normal" officeooo:rsid="00115d9d" style:font-size-asian="14pt" style:font-weight-asian="normal" style:font-weight-complex="normal"/>
    </style:style>
    <style:style style:name="T16" style:family="text">
      <style:text-properties fo:font-size="16pt" style:text-underline-style="solid" style:text-underline-width="auto" style:text-underline-color="font-color" style:font-size-asian="16pt" fo:background-color="#ffff00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115d9d"/>
    </style:style>
    <style:style style:name="T19" style:family="text">
      <style:text-properties officeooo:rsid="00137c19"/>
    </style:style>
    <style:style style:name="T20" style:family="text">
      <style:text-properties officeooo:rsid="00163a1c"/>
    </style:style>
    <style:style style:name="T21" style:family="text">
      <style:text-properties fo:font-variant="normal" fo:text-transform="none" fo:color="#000000" fo:letter-spacing="normal" fo:font-style="normal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000000" fo:letter-spacing="normal" fo:language="en" fo:country="US" fo:font-style="normal" fo:font-weight="normal" officeooo:rsid="001900be"/>
    </style:style>
    <style:style style:name="T24" style:family="text">
      <style:text-properties fo:font-variant="normal" fo:text-transform="none" fo:color="#000000" style:font-name="Times New Roman" fo:letter-spacing="normal"/>
    </style:style>
    <style:style style:name="T25" style:family="text">
      <style:text-properties fo:font-variant="normal" fo:text-transform="none" fo:color="#000000" style:font-name="Times New Roman" fo:letter-spacing="normal" fo:font-style="normal"/>
    </style:style>
    <style:style style:name="T26" style:family="text">
      <style:text-properties fo:font-variant="normal" fo:text-transform="none" fo:color="#000000" style:font-name="Times New Roman" fo:letter-spacing="normal" fo:font-style="normal" officeooo:rsid="0018e330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fo:font-weight="normal" fo:background-color="#ffffff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italic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29" style:family="text">
      <style:text-properties fo:font-variant="normal" fo:text-transform="none" fo:color="#000000" style:font-name="Times New Roman" fo:font-size="12pt" fo:letter-spacing="normal" fo:font-style="italic" fo:font-weight="normal" fo:background-color="#ffffff" loext:char-shading-value="0" style:font-size-asian="12pt" style:font-size-complex="12pt"/>
    </style:style>
    <style:style style:name="T30" style:family="text">
      <style:text-properties fo:font-variant="normal" fo:text-transform="none" fo:color="#000000" style:font-name="Times New Roman" fo:font-size="12pt" fo:letter-spacing="normal" fo:background-color="#ffffff" loext:char-shading-value="0" style:font-size-asian="12pt" style:font-size-complex="12pt"/>
    </style:style>
    <style:style style:name="T31" style:family="text">
      <style:text-properties fo:font-variant="normal" fo:text-transform="none" fo:color="#000000" style:font-name="sans-serif" fo:font-size="9pt" fo:letter-spacing="normal" fo:font-style="normal"/>
    </style:style>
    <style:style style:name="T32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33" style:family="text">
      <style:text-properties fo:font-variant="normal" fo:text-transform="none" fo:color="#000000" style:font-name="sans-serif" fo:font-size="9pt" fo:letter-spacing="normal" fo:language="en" fo:country="US" fo:font-style="normal" fo:font-weight="normal" officeooo:rsid="001900be"/>
    </style:style>
    <style:style style:name="T34" style:family="text">
      <style:text-properties fo:font-variant="normal" fo:text-transform="none" fo:color="#000000" fo:font-size="9pt" fo:letter-spacing="normal" fo:font-style="normal"/>
    </style:style>
    <style:style style:name="T35" style:family="text">
      <style:text-properties fo:font-variant="normal" fo:text-transform="none" fo:color="#000000" fo:font-size="9pt" fo:letter-spacing="normal" fo:font-style="normal" fo:font-weight="normal"/>
    </style:style>
    <style:style style:name="T36" style:family="text">
      <style:text-properties fo:font-variant="normal" fo:text-transform="none" fo:color="#000000" fo:font-size="9pt" fo:letter-spacing="normal" fo:language="en" fo:country="US" fo:font-style="normal" fo:font-weight="normal" officeooo:rsid="001900be"/>
    </style:style>
    <style:style style:name="T37" style:family="text">
      <style:text-properties fo:font-style="normal" fo:font-weight="normal"/>
    </style:style>
    <style:style style:name="T38" style:family="text">
      <style:text-properties style:font-name="Times New Roman"/>
    </style:style>
    <style:style style:name="T39" style:family="text">
      <style:text-properties style:font-name="Times New Roman" fo:font-size="12pt" style:font-size-asian="12pt" style:font-size-complex="12pt"/>
    </style:style>
    <style:style style:name="T40" style:family="text">
      <style:text-properties style:text-position="-33% 80%"/>
    </style:style>
    <style:style style:name="T41" style:family="text">
      <style:text-properties style:text-position="-33% 80%" fo:font-style="italic"/>
    </style:style>
    <style:style style:name="T42" style:family="text">
      <style:text-properties style:text-position="-33% 80%" fo:font-style="italic" fo:background-color="#ffffff" loext:char-shading-value="0"/>
    </style:style>
    <style:style style:name="T43" style:family="text">
      <style:text-properties style:text-position="-33% 80%" fo:background-color="#ffffff" loext:char-shading-value="0"/>
    </style:style>
    <style:style style:name="T44" style:family="text">
      <style:text-properties fo:font-style="italic"/>
    </style:style>
    <style:style style:name="T45" style:family="text">
      <style:text-properties fo:font-style="italic" fo:background-color="#ffffff" loext:char-shading-value="0"/>
    </style:style>
    <style:style style:name="T46" style:family="text">
      <style:text-properties style:text-position="33% 80%"/>
    </style:style>
    <style:style style:name="T47" style:family="text">
      <style:text-properties style:text-position="33% 80%" fo:font-style="italic"/>
    </style:style>
    <style:style style:name="T48" style:family="text">
      <style:text-properties style:font-name="sans-serif" fo:font-size="9pt" fo:font-style="normal" fo:font-weight="normal"/>
    </style:style>
    <style:style style:name="T49" style:family="text">
      <style:text-properties style:font-name="sans-serif" fo:font-size="9pt" fo:language="en" fo:country="US" fo:font-style="normal" fo:font-weight="normal" officeooo:rsid="001900be"/>
    </style:style>
    <style:style style:name="T50" style:family="text">
      <style:text-properties style:font-name="sans-serif" fo:font-size="9pt" fo:language="ru" fo:country="RU" fo:font-style="normal" fo:font-weight="normal" officeooo:rsid="001900be"/>
    </style:style>
    <style:style style:name="T51" style:family="text">
      <style:text-properties fo:font-size="9pt" fo:font-style="normal" fo:font-weight="normal"/>
    </style:style>
    <style:style style:name="T52" style:family="text">
      <style:text-properties fo:font-size="9pt" fo:language="en" fo:country="US" fo:font-style="normal" fo:font-weight="normal" officeooo:rsid="001900be"/>
    </style:style>
    <style:style style:name="T53" style:family="text">
      <style:text-properties fo:font-size="9pt" fo:language="ru" fo:country="RU" fo:font-style="normal" fo:font-weight="normal" officeooo:rsid="001900be"/>
    </style:style>
    <style:style style:name="T54" style:family="text">
      <style:text-properties fo:language="ru" fo:country="RU" officeooo:rsid="0018e330" fo:background-color="#ffffff" loext:char-shading-value="0" style:font-size-asian="12pt" style:font-weight-asian="normal" style:font-size-complex="12pt" style:font-weight-complex="normal"/>
    </style:style>
    <style:style style:name="T55" style:family="text">
      <style:text-properties fo:language="ru" fo:country="RU" officeooo:rsid="0018e330" fo:background-color="#ffffff" loext:char-shading-value="0" style:font-weight-asian="normal" style:font-weight-complex="normal"/>
    </style:style>
    <style:style style:name="T56" style:family="text">
      <style:text-properties fo:language="ru" fo:country="RU" fo:font-style="normal" fo:font-weight="normal" officeooo:rsid="001900be"/>
    </style:style>
    <style:style style:name="T57" style:family="text">
      <style:text-properties fo:language="en" fo:country="US"/>
    </style:style>
    <style:style style:name="T58" style:family="text">
      <style:text-properties fo:language="en" fo:country="US" officeooo:rsid="001900be"/>
    </style:style>
    <style:style style:name="T59" style:family="text">
      <style:text-properties fo:language="en" fo:country="US" fo:font-style="normal" fo:font-weight="normal" officeooo:rsid="001900be"/>
    </style:style>
    <style:style style:name="T60" style:family="text">
      <style:text-properties style:use-window-font-color="true" style:font-name="Lucida Console" fo:font-size="9pt" style:font-size-asian="9pt" fo:background-color="#ffffff"/>
    </style:style>
    <style:style style:name="T61" style:family="text">
      <style:text-properties style:use-window-font-color="true" style:font-name="Lucida Console" fo:font-size="9pt" style:font-size-asian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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2.095cm" svg:height="2.288cm" svg:viewBox="0 0 2095 2288" draw:points="-37,0 -37,2288 2058,2288 2058,0" draw:recreate-on-edit="false"/></draw:frame></text:p>
          </table:table-cell>
          <table:table-cell table:style-name="Таблица1.A1" office:value-type="string">
            <text:p text:style-name="P9"><text:span text:style-name="T1">Министерство науки и высшего образования Российской Федерации</text:span></text:p>
            <text:p text:style-name="P9"><text:span text:style-name="T1">Федеральное государственное бюджетное образовательное учреждение </text:span></text:p>
            <text:p text:style-name="P9"><text:span text:style-name="T1">высшего образования</text:span></text:p>
            <text:p text:style-name="P20"><text:span text:style-name="T1">«Московский государственный технический университет</text:span></text:p>
            <text:p text:style-name="P20"><text:span text:style-name="T1">имени Н.Э. Баумана</text:span></text:p>
            <text:p text:style-name="P9"><text:span text:style-name="T1">(национальный исследовательский университет)»</text:span></text:p>
            <text:p text:style-name="P9"><text:span text:style-name="T1">(МГТУ им. Н.Э. Баумана)</text:span></text:p>
          </table:table-cell>
        </table:table-row>
      </table:table>
      <text:p text:style-name="P21"/>
      <text:p text:style-name="P1"/>
      <text:p text:style-name="Standard"><text:span text:style-name="T5">ФАКУЛЬТЕТ </text:span><text:span text:style-name="T7">Информатика и системы управления</text:span></text:p>
      <text:p text:style-name="P3"/>
      <text:p text:style-name="Standard"><text:span text:style-name="T5">КАФЕДРА </text:span><text:span text:style-name="T3">ПРОГРАММНАЯ ИНЖЕНЕРИЯ</text:span><text:span text:style-name="T7"> (ИУ</text:span><text:span text:style-name="T8">7</text:span><text:span text:style-name="T7">)</text:span></text:p>
      <text:p text:style-name="P4"/>
      <text:p text:style-name="Standard"><text:span text:style-name="T5">НАПРАВЛЕНИЕ ПОДГОТОВКИ <text:s/></text:span><text:span text:style-name="T2"><office:annotation office:name="__Annotation__722_2254135888"><dc:creator>Иванова Галина Сергеевна</dc:creator><dc:date>2019-12-05T14:16:00</dc:date><loext:sender-initials>ИГС</loext:sender-initials><text:p>бакалавры групп 1-3 и 6 – 09.03.01 Информатика и вычислительная техника;</text:p><text:p>бакалавры групп 4 и 5 – 09.03.03 Прикладная информатика;</text:p><text:p>магистры все – 09.04.01 Информатика и вычислительная техника</text:p><text:p/></office:annotation></text:span><office:annotation-end office:name="__Annotation__722_2254135888"/></text:p>
      <text:p text:style-name="P10"/>
      <text:p text:style-name="P10"/>
      <text:h text:style-name="P46" text:outline-level="1"/>
      <text:h text:style-name="P47" text:outline-level="1"><text:span text:style-name="T9">Отчет</text:span>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4"><text:span text:style-name="T10">по </text:span><text:span text:style-name="T10"><office:annotation office:name="__Annotation__729_2254135888"><dc:creator>Иванова Галина Сергеевна</dc:creator><dc:date>2019-12-05T14:14:00</dc:date><loext:sender-initials>ИГС</loext:sender-initials><text:p>лабораторной работе или домашнему заданию или др.</text:p><text:p/></office:annotation></text:span><text:span text:style-name="T10">лабораторной работе </text:span><office:annotation-end office:name="__Annotation__729_2254135888"/><text:span text:style-name="T10">№ </text:span></text:p>
          </table:table-cell>
          <table:table-cell table:style-name="Таблица2.A1" office:value-type="string">
            <text:p text:style-name="P45"><draw:custom-shape text:anchor-type="char" draw:z-index="0" draw:style-name="gr1" draw:text-style-name="P51" svg:width="1.006cm" svg:height="0.003cm" svg:x="-0.092cm" svg:y="0.526cm"><text:p/><draw:enhanced-geometry svg:viewBox="0 0 21600 21600" draw:type="mso-spt32" draw:enhanced-path="M 0 0 L 21600 21600 N"/></draw:custom-shape><text:span text:style-name="T14">1</text:span></text:p>
          </table:table-cell>
        </table:table-row>
      </table:table>
      <text:h text:style-name="P42" text:outline-level="1"><text:span text:style-name="T16"/></text:h>
      <text:h text:style-name="P41" text:outline-level="1"/>
      <text:p text:style-name="P23"><text:span text:style-name="T10">Название:</text:span></text:p>
      <text:p text:style-name="P22"><text:span text:style-name="T10">Дисциплина: </text:span><text:span text:style-name="T15">Вычислительные алгоритмы</text:span></text:p>
      <text:p text:style-name="P43"/>
      <text:p text:style-name="P43"/>
      <text:p text:style-name="P43"/>
      <text:p text:style-name="P43"/>
      <text:p text:style-name="P43"/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Standard"><text:span text:style-name="T11"/></text:p>
            <text:p text:style-name="Standard"><text:span text:style-name="T11">Студент</text:span></text:p>
          </table:table-cell>
          <table:table-cell table:style-name="Таблица3.A1" office:value-type="string">
            <text:p text:style-name="P25"><text:span text:style-name="T12"/></text:p>
            <text:p text:style-name="P25"><text:span text:style-name="T12"/></text:p>
            <text:p text:style-name="P25"><text:span text:style-name="T12"/></text:p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26"/>
            <text:p text:style-name="P26"/>
          </table:table-cell>
          <table:table-cell table:style-name="Таблица3.A1" office:value-type="string">
            <text:p text:style-name="P24"><text:span text:style-name="T12"/></text:p>
            <text:p text:style-name="P24"><text:span text:style-name="T12"/></text:p>
            <text:p text:style-name="P24"><text:span text:style-name="T12"/>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9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(Подпись, <office:annotation office:name="__Annotation__760_2254135888"><dc:creator>Иванова Галина Сергеевна</dc:creator><dc:date>2019-12-05T14:19:00</dc:date><loext:sender-initials>ИГС</loext:sender-initials><text:p>подпись и дата обязательны, формат даты ХХ.ХХ.20ХХ</text:p><text:p/></office:annotation>дата<office:annotation-end office:name="__Annotation__760_2254135888"/>)</text:p>
          </table:table-cell>
          <table:table-cell table:style-name="Таблица3.A1" office:value-type="string">
            <text:p text:style-name="P9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Standard"><text:span text:style-name="T11"/></text:p>
            <text:p text:style-name="Standard"><text:span text:style-name="T11">Преподавате</text:span><text:span text:style-name="T13">л</text:span><text:span text:style-name="T11">ь</text:span>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26"/>
            <text:p text:style-name="P26"/>
          </table:table-cell>
          <table:table-cell table:style-name="Таблица3.A1" office:value-type="string">
            <text:p text:style-name="P27"><text:span text:style-name="T12"/></text:p>
            <text:p text:style-name="P27"><text:span text:style-name="T12"/></text:p>
            <text:p text:style-name="P24"><text:span text:style-name="T12"/></text:p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(Подпись, дата)</text:p>
          </table:table-cell>
          <table:table-cell table:style-name="Таблица3.A1" office:value-type="string">
            <text:p text:style-name="P9">(И.О. Фамилия)</text:p>
          </table:table-cell>
        </table:table-row>
      </table:table>
      <text:p text:style-name="P2"/>
      <text:p text:style-name="P2"/>
      <text:p text:style-name="P2"/>
      <text:p text:style-name="P9"><text:span text:style-name="T4">Москва, 20</text:span><text:span text:style-name="T6">20</text:span></text:p>
      <text:p text:style-name="P11"><text:soft-page-break/><text:span text:style-name="T18">О</text:span>писание задания </text:p>
      <text:p text:style-name="P5">Реализовать поиск <text:span text:style-name="T19">значения непрерывной функции заданной таблично методом линейной интерполяции</text:span>. <text:span text:style-name="T19">Используя метод половинного деления(дихотомии) реализовать поиск корня функции заданной таблично (значение функции находить методом интерполяции), и реализовать поиск корня функции методом обратной интерполяции.</text:span></text:p>
      <text:p text:style-name="P5"/>
      <text:p text:style-name="P14">Входные данные</text:p>
      <text:p text:style-name="P6">1) Файл в котором хранятся <text:span text:style-name="T20">вещественных</text:span> числа — аргумент функции и аргумент функции</text:p>
      <text:p text:style-name="P6">2) Файл в котором хранятся <text:span text:style-name="T20">1</text:span> цел<text:span text:style-name="T20">ое</text:span> числ<text:span text:style-name="T20">о и одно вещественное</text:span> — степень интерполяции и <text:span text:style-name="T20">значения аргумента</text:span></text:p>
      <text:p text:style-name="P6"/>
      <text:p text:style-name="P15">Выходные данные</text:p>
      <text:p text:style-name="P7">1) Значение функции при заданном в файле аргументе</text:p>
      <text:p text:style-name="P7">2) Корень уравнения найденный методом половинного деления</text:p>
      <text:p text:style-name="P7">3) Корень функции найденный методом обратной интерполяции</text:p>
      <text:p text:style-name="P16"/>
      <text:p text:style-name="P15">Алгоритмы </text:p>
      <text:p text:style-name="P7"><text:span text:style-name="T26">1) </text:span><text:span text:style-name="T25">Линейная интерполяция (или просто интерполяция)</text:span><text:span text:style-name="T24">— </text:span><text:span text:style-name="T25">процесс нахождения промежуточных значений величины по ее известным значениям</text:span><text:span text:style-name="T26">.</text:span></text:p>
      <text:p text:style-name="P29">Интерполяционная формула Ньютона<text:span text:style-name="T17">. Если точки </text:span><text:span text:style-name="T45">x</text:span><text:span text:style-name="T43">0</text:span><text:span text:style-name="T45">, x</text:span><text:span text:style-name="T43">1</text:span><text:span text:style-name="T17">, ..., </text:span><text:span text:style-name="T45">x</text:span><text:span text:style-name="T42">n</text:span><text:span text:style-name="T17"> расположены на равных расстояниях (</text:span><text:span text:style-name="T45">x</text:span><text:span text:style-name="T42">k</text:span><text:span text:style-name="T17"> = </text:span><text:span text:style-name="T45">x</text:span><text:span text:style-name="T43">0</text:span><text:span text:style-name="T17"> + </text:span><text:span text:style-name="T45">kh</text:span><text:span text:style-name="T17">), многочлен </text:span><text:span text:style-name="T45">P</text:span><text:span text:style-name="T42">n</text:span><text:span text:style-name="T17">(</text:span><text:span text:style-name="T45">x</text:span><text:span text:style-name="T17">) можно записать так:</text:span></text:p>
      <text:p text:style-name="P32"><draw:frame draw:style-name="fr2" draw:name="Изображение1" text:anchor-type="as-char" svg:width="11.324cm" svg:height="0.873cm" draw:z-index="2"><draw:image xlink:href="Pictures/10000200000001AC00000021E359C34179FA9516.gif" xlink:type="simple" xlink:show="embed" xlink:actuate="onLoad" loext:mime-type="image/gif"/></draw:frame></text:p>
      <text:p text:style-name="P31">(здесь <text:span text:style-name="T44">x</text:span><text:span text:style-name="T41">0 </text:span>+ <text:span text:style-name="T44">th </text:span>= <text:span text:style-name="T44">х</text:span>, а D<text:span text:style-name="T47">k</text:span> — разности <text:span text:style-name="T44">k</text:span>-го порядка: D<text:span text:style-name="T47">k</text:span> <text:span text:style-name="T44">y</text:span><text:span text:style-name="T41">i</text:span> = D<text:span text:style-name="T47">k —</text:span><text:span text:style-name="T46"> 1</text:span> <text:span text:style-name="T44">y</text:span><text:span text:style-name="T41">i </text:span><text:span text:style-name="T40">+1</text:span> — D<text:span text:style-name="T47">k — </text:span><text:span text:style-name="T46">1</text:span><text:span text:style-name="T44">y</text:span><text:span text:style-name="T41">i</text:span>). Это так называемая формула Ньютона для интерполирования вперёд; название формулы указывает на то, что она содержит заданные значения <text:span text:style-name="T44">у</text:span>, соответствующие узлам интерполяции, находящимся только вправо от <text:span text:style-name="T44">x</text:span><text:span text:style-name="T40">0</text:span>. Эта формула удобна при интерполировании функций для значений <text:span text:style-name="T44">х</text:span>, близких к <text:span text:style-name="T44">x</text:span><text:span text:style-name="T40">0</text:span><text:span text:style-name="T44">.</text:span> При интерполировании функций для значений <text:span text:style-name="T44">х</text:span>, близких к наибольшему узлу <text:span text:style-name="T44">х</text:span><text:span text:style-name="T41">n</text:span>, употребляется сходная формула Ньютона для интерполирования назад. При интерполировании функций для значений <text:span text:style-name="T44">x</text:span>, близких к <text:span text:style-name="T44">x</text:span><text:span text:style-name="T41">k</text:span>, формулу Ньютона целесообразно преобразовать, изменив начало отсчёта (см. ниже формулы Стирлинга и Бесселя).</text:p>
      <text:p text:style-name="P35"><text:span text:style-name="T30">  </text:span><text:span text:style-name="T27">Формулу Ньютона можно записать и для неравноотстоящих узлов, прибегая для этой цели к разделённым разностям (см. </text:span><text:a xlink:type="simple" xlink:href="https://www.booksite.ru/fulltext/1/001/008/063/827.htm" text:style-name="Internet_20_link" text:visited-style-name="Visited_20_Internet_20_Link"><text:span text:style-name="T28">Конечных разностей исчисление</text:span></text:a><text:span text:style-name="T27">). В отличие от формулы Лагранжа, где каждый член зависит от всех узлов интерполяции, любой </text:span><text:span text:style-name="T29">k</text:span><text:span text:style-name="T27">-й член формулы Ньютона зависит от первых (от начала отсчёта) узлов и добавление новых узлов вызывает лишь добавление новых членов формулы (в этом преимущество формулы Ньютона).</text:span></text:p>
      <text:p text:style-name="P18"><text:span text:style-name="T55">2) </text:span><text:span text:style-name="T21">Перед применением метода для поиска корней функции необходимо отделить корни одним из известных способов, например, графическим методом. Отделение корней необходимо в случае, если неизвестно на каком отрезке нужно искать корень.</text:span></text:p>
      <text:p text:style-name="P36"><text:span text:style-name="T22">Будем считать, что корень </text:span><text:span text:style-name="T22"><draw:frame draw:style-name="fr2" draw:name="Изображение2" text:anchor-type="as-char" svg:width="0.212cm" svg:height="0.291cm" draw:z-index="22"><draw:image xlink:href="Pictures/10000200000000080000000BB688169764463EC3.gif" xlink:type="simple" xlink:show="embed" xlink:actuate="onLoad" loext:mime-type="image/gif"/><svg:title>t</svg:title></draw:frame></text:span><text:span text:style-name="T22"> функции </text:span><text:span text:style-name="T22"><draw:frame draw:style-name="fr2" draw:name="Изображение3" text:anchor-type="as-char" svg:width="1.693cm" svg:height="0.503cm" draw:z-index="23"><draw:image xlink:href="Pictures/100002000000004000000013370A3B239B7FF758.gif" xlink:type="simple" xlink:show="embed" xlink:actuate="onLoad" loext:mime-type="image/gif"/><svg:title>f(x)=0</svg:title></draw:frame></text:span><text:span text:style-name="T22"> отделён на отрезке </text:span><text:span text:style-name="T23">[a, b]</text:span><text:span text:style-name="T22">. Задача заключается в том, чтобы найти и уточнить этот корень методом половинного деления. Другими словами, требуется найти приближённое значение корня с заданной точностью </text:span><text:span text:style-name="T22"><draw:frame draw:style-name="fr2" draw:name="Изображение5" text:anchor-type="as-char" svg:width="0.212cm" svg:height="0.212cm" draw:z-index="3"><draw:image xlink:href="Pictures/1000020000000008000000085E6FB46708D9A348.gif" xlink:type="simple" xlink:show="embed" xlink:actuate="onLoad" loext:mime-type="image/gif"/><svg:title>\eps</svg:title></draw:frame></text:span><text:span text:style-name="T22">.</text:span></text:p>
      <text:p text:style-name="P30">Пусть функция <draw:frame draw:style-name="fr2" draw:name="Изображение6" text:anchor-type="as-char" svg:width="0.423cm" svg:height="0.45cm" draw:z-index="4"><draw:image xlink:href="Pictures/100002000000001000000011B0E3B3AA9C659DC2.gif" xlink:type="simple" xlink:show="embed" xlink:actuate="onLoad" loext:mime-type="image/gif"/><svg:title>f</svg:title></draw:frame> непрерывна на отрезке <text:span text:style-name="T58">[a,b]</text:span>,</text:p>
      <text:p text:style-name="P50"><text:soft-page-break/><draw:frame draw:style-name="fr2" draw:name="Изображение8" text:anchor-type="as-char" svg:width="4.022cm" svg:height="0.503cm" draw:z-index="5"><draw:image xlink:href="Pictures/10000200000000980000001335B636E99A0A8AA2.gif" xlink:type="simple" xlink:show="embed" xlink:actuate="onLoad" loext:mime-type="image/gif"/><svg:title>f(a)\cdot f(b)&lt;0, \; \eps=0,01</svg:title></draw:frame> <text:span text:style-name="T37">и  </text:span><text:span text:style-name="T59">t </text:span><text:span text:style-name="T56">принадлежит </text:span><text:span text:style-name="T59">[a, b]</text:span><text:span text:style-name="T37">- единственный корень уравнения </text:span><text:span text:style-name="T37"><draw:frame draw:style-name="fr2" draw:name="Изображение10" text:anchor-type="as-char" svg:width="3.598cm" svg:height="0.503cm" draw:z-index="6"><draw:image xlink:href="Pictures/100002000000008800000013233EB940E1404003.gif" xlink:type="simple" xlink:show="embed" xlink:actuate="onLoad" loext:mime-type="image/gif"/><svg:title>f(x)=0, \; a\le t\le b</svg:title></draw:frame></text:span><text:span text:style-name="T37">.</text:span></text:p>
      <text:p text:style-name="P30">(Мы не рассматриваем случай, когда корней на отрезке <text:span text:style-name="T58">[a,b]</text:span> несколько, то есть более одного. В качестве <draw:frame draw:style-name="fr2" draw:name="Изображение12" text:anchor-type="as-char" svg:width="0.212cm" svg:height="0.212cm" draw:z-index="7"><draw:image xlink:href="Pictures/1000020000000008000000085E6FB46708D9A348.gif" xlink:type="simple" xlink:show="embed" xlink:actuate="onLoad" loext:mime-type="image/gif"/><svg:title>\eps</svg:title></draw:frame> можно взять и другое достаточно малое положительное число, например, <draw:frame draw:style-name="fr2" draw:name="Изображение13" text:anchor-type="as-char" svg:width="1.058cm" svg:height="0.423cm" draw:z-index="8"><draw:image xlink:href="Pictures/100002000000002800000010026F97EBE37C0EF8.gif" xlink:type="simple" xlink:show="embed" xlink:actuate="onLoad" loext:mime-type="image/gif"/><svg:title>0,001</svg:title></draw:frame>.)</text:p>
      <text:p text:style-name="P30">Поделим отрезок <text:span text:style-name="T58">[a,b]</text:span> пополам. Получим точку <draw:frame draw:style-name="fr2" draw:name="Изображение15" text:anchor-type="as-char" svg:width="3.175cm" svg:height="0.741cm" draw:z-index="9"><draw:image xlink:href="Pictures/10000200000000780000001C438FD6ED68E16166.gif" xlink:type="simple" xlink:show="embed" xlink:actuate="onLoad" loext:mime-type="image/gif"/><svg:title>c= \frac {a+b}{2}, \; a&lt;c&lt;b</svg:title></draw:frame> и два отрезка <text:span text:style-name="T58">[a, c][c, b]</text:span>.</text:p>
      <text:list xml:id="list183724343" text:style-name="L1">
        <text:list-header>
          <text:p text:style-name="P37">Если <draw:frame draw:style-name="fr2" draw:name="Изображение17" text:anchor-type="as-char" svg:width="1.482cm" svg:height="0.503cm" draw:z-index="10"><draw:image xlink:href="Pictures/1000020000000038000000131EA378FC808B65CF.gif" xlink:type="simple" xlink:show="embed" xlink:actuate="onLoad" loext:mime-type="image/gif"/><svg:title>f(c)=0</svg:title></draw:frame>, то корень <draw:frame draw:style-name="fr2" draw:name="Изображение18" text:anchor-type="as-char" svg:width="0.212cm" svg:height="0.291cm" draw:z-index="11"><draw:image xlink:href="Pictures/10000200000000080000000BB688169764463EC3.gif" xlink:type="simple" xlink:show="embed" xlink:actuate="onLoad" loext:mime-type="image/gif"/><svg:title>t</svg:title></draw:frame> найден (<draw:frame draw:style-name="fr2" draw:name="Изображение19" text:anchor-type="as-char" svg:width="1.058cm" svg:height="0.291cm" draw:z-index="12"><draw:image xlink:href="Pictures/10000200000000280000000B5880D9F4D3248EF4.gif" xlink:type="simple" xlink:show="embed" xlink:actuate="onLoad" loext:mime-type="image/gif"/><svg:title>t=c</svg:title></draw:frame>).</text:p>
          <text:p text:style-name="P39">Если нет, то из двух полученных отрезков <text:span text:style-name="T58">[a, c]</text:span> и <text:span text:style-name="T58">[c, b]</text:span> надо выбрать один <text:span text:style-name="T58">[a1,b1]</text:span> такой, что <draw:frame draw:style-name="fr2" draw:name="Изображение23" text:anchor-type="as-char" svg:width="2.963cm" svg:height="0.556cm" draw:z-index="13"><draw:image xlink:href="Pictures/10000200000000700000001510996FC5A7BB2C5B.gif" xlink:type="simple" xlink:show="embed" xlink:actuate="onLoad" loext:mime-type="image/gif"/><svg:title>f(a_1)\cdot f(b_1)&lt;0</svg:title></draw:frame>, то есть</text:p>
          <text:list>
            <text:list-item>
              <text:p text:style-name="P38"><text:span text:style-name="T59">[a1;b1] = [a;c]</text:span><text:span text:style-name="T37">, если </text:span><text:span text:style-name="T37"><draw:frame draw:style-name="fr2" draw:name="Изображение25" text:anchor-type="as-char" svg:width="2.117cm" svg:height="0.503cm" draw:z-index="14"><draw:image xlink:href="Pictures/1000020000000050000000139AACED8C06FCEA11.gif" xlink:type="simple" xlink:show="embed" xlink:actuate="onLoad" loext:mime-type="image/gif"/><svg:title>f(a)\cdot f(c)&lt;0</svg:title></draw:frame></text:span><text:span text:style-name="T37"> или</text:span></text:p>
            </text:list-item>
            <text:list-item>
              <text:p text:style-name="P40"><text:span text:style-name="T59">[a1;b1] = [c;b]</text:span><text:span text:style-name="T37">, если </text:span><text:span text:style-name="T37"><draw:frame draw:style-name="fr2" draw:name="Изображение27" text:anchor-type="as-char" svg:width="2.328cm" svg:height="0.503cm" draw:z-index="15"><draw:image xlink:href="Pictures/10000200000000580000001336CA6D531747A06E.gif" xlink:type="simple" xlink:show="embed" xlink:actuate="onLoad" loext:mime-type="image/gif"/><svg:title>f(c)\cdot f(b)&lt;0</svg:title></draw:frame></text:span><text:span text:style-name="T37">.</text:span></text:p>
            </text:list-item>
          </text:list>
        </text:list-header>
      </text:list>
      <text:p text:style-name="P49">Новый отрезок <text:span text:style-name="T58">[a1, b1]</text:span> делим пополам. Получаем середину этого отрезка <draw:frame draw:style-name="fr2" draw:name="Изображение29" text:anchor-type="as-char" svg:width="2.117cm" svg:height="0.847cm" draw:z-index="16"><draw:image xlink:href="Pictures/100002000000005000000020A4CBDCB4CD0C0FE5.gif" xlink:type="simple" xlink:show="embed" xlink:actuate="onLoad" loext:mime-type="image/gif"/><svg:title>c_1=\frac {a_1+b_1}{2}</svg:title></draw:frame> и так далее.</text:p>
      <text:p text:style-name="P30">Для того, чтобы найти приближённое значение корня с точностью до <draw:frame draw:style-name="fr2" draw:name="Изображение30" text:anchor-type="as-char" svg:width="0.847cm" svg:height="0.344cm" draw:z-index="17"><draw:image xlink:href="Pictures/10000200000000200000000DAFBE20EC040BCEB9.gif" xlink:type="simple" xlink:show="embed" xlink:actuate="onLoad" loext:mime-type="image/gif"/><svg:title> \eps &gt;0</svg:title></draw:frame>, необходимо остановить процесс половинного деления на таком шаге <draw:frame draw:style-name="fr2" draw:name="Изображение31" text:anchor-type="as-char" svg:width="0.423cm" svg:height="0.212cm" draw:z-index="18"><draw:image xlink:href="Pictures/100002000000001000000008CD99C9CCAAF9D4AB.gif" xlink:type="simple" xlink:show="embed" xlink:actuate="onLoad" loext:mime-type="image/gif"/><svg:title>n</svg:title></draw:frame>, на котором <draw:frame draw:style-name="fr2" draw:name="Изображение32" text:anchor-type="as-char" svg:width="2.117cm" svg:height="0.503cm" draw:z-index="19"><draw:image xlink:href="Pictures/100002000000005000000013D0651DC173502DF7.gif" xlink:type="simple" xlink:show="embed" xlink:actuate="onLoad" loext:mime-type="image/gif"/><svg:title>|b_n-c_n|&lt;\eps</svg:title></draw:frame> и вычислить <draw:frame draw:style-name="fr2" draw:name="Изображение33" text:anchor-type="as-char" svg:width="2.117cm" svg:height="0.794cm" draw:z-index="20"><draw:image xlink:href="Pictures/10000200000000500000001EA3362D4E5E503EDA.gif" xlink:type="simple" xlink:show="embed" xlink:actuate="onLoad" loext:mime-type="image/gif"/><svg:title>x=\frac {a_n+b_n}{2}</svg:title></draw:frame>. Тогда можно взять <draw:frame draw:style-name="fr2" draw:name="Изображение34" text:anchor-type="as-char" svg:width="1.058cm" svg:height="0.318cm" draw:z-index="21"><draw:image xlink:href="Pictures/10000200000000280000000C3F3881BCC2B216AF.gif" xlink:type="simple" xlink:show="embed" xlink:actuate="onLoad" loext:mime-type="image/gif"/><svg:title>t\approx x</svg:title></draw:frame>.</text:p>
      <text:p text:style-name="P33"/>
      <text:p text:style-name="P34"/>
      <text:p text:style-name="P19">Пример работы программы</text:p>
      <text:p text:style-name="P19"/>
      <text:p text:style-name="P8"><text:span text:style-name="T60">y(1.500000) = -6.750000</text:span></text:p>
      <text:p text:style-name="Standard"><text:span text:style-name="T60">x = 0 when y = 2.968750 (half ivision)</text:span></text:p>
      <text:p text:style-name="Standard"><text:span text:style-name="T60">x(0) = 3.000000</text:span></text:p>
      <text:p text:style-name="P8"><text:span text:style-name="T60"/></text:p>
      <text:p text:style-name="P17">Таблица значений была сделана для функции <text:span text:style-name="T57">y = x^2 – 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Helvetica" svg:font-family="Helvetica, arial, sans-serif"/>
    <style:font-face style:name="Times New Roman1" svg:font-family="'Times New Roman'"/>
    <style:font-face style:name="sans-serif" svg:font-family="sans-serif"/>
    <style:font-face style:name="Arial1" svg:font-family="Arial" style:font-family-generic="swiss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ычный1" style:family="paragraph" style:default-outline-level="">
      <style:paragraph-properties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5</meta:editing-cycles>
    <meta:creation-date>2019-12-05T09:34:00</meta:creation-date>
    <dc:date>2020-02-20T23:11:54.844000000</dc:date>
    <meta:editing-duration>PT15M34S</meta:editing-duration>
    <meta:generator>LibreOffice/6.1.2.1$Windows_X86_64 LibreOffice_project/65905a128db06ba48db947242809d14d3f9a93fe</meta:generator>
    <meta:document-statistic meta:table-count="3" meta:image-count="23" meta:object-count="0" meta:page-count="3" meta:paragraph-count="55" meta:word-count="577" meta:character-count="4047" meta:non-whitespace-character-count="3502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